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0.35pt"/>
    </style:style>
    <style:style style:name="co2" style:family="table-column">
      <style:table-column-properties fo:break-before="auto" style:column-width="255.8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7pt" fo:break-before="auto" style:use-optimal-row-height="true"/>
    </style:style>
    <style:style style:name="ro3" style:family="table-row">
      <style:table-row-properties style:row-height="23.56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68.5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46.06pt" fo:break-before="auto" style:use-optimal-row-height="true"/>
    </style:style>
    <style:style style:name="ro10" style:family="table-row">
      <style:table-row-properties style:row-height="34.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1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2">
          <table:table-cell table:style-name="ce1"/>
          <table:table-cell/>
        </table:table-row>
        <table:table-row table:style-name="ro3">
          <table:table-cell table:style-name="ce2" office:value-type="string" calcext:value-type="string">
            <text:p>Bible beater </text:p>
          </table:table-cell>
          <table:table-cell table:style-name="ce2" office:value-type="string" calcext:value-type="string">
            <text:p>A <text:a xlink:href="https://en.wikipedia.org/wiki/Dysphemism" xlink:type="simple">dysphemism</text:a> for Christian fundamentalists<text:a xlink:href="https://en.wikipedia.org/wiki/List_of_religious_slurs#cite_note-1" xlink:type="simple">[1]</text:a> It is also a slang term for an evangelizing Christian fundamentalist.<text:a xlink:href="https://en.wikipedia.org/wiki/List_of_religious_slurs#cite_note-2" xlink:type="simple">[2]</text:a></text:p>
          </table:table-cell>
        </table:table-row>
        <table:table-row table:style-name="ro1">
          <table:table-cell table:number-columns-repeated="2"/>
        </table:table-row>
        <table:table-row table:style-name="ro4">
          <table:table-cell table:style-name="ce2" office:value-type="string" calcext:value-type="string">
            <text:p>Bible thumper, Bible basher</text:p>
          </table:table-cell>
          <table:table-cell table:style-name="ce2" office:value-type="string" calcext:value-type="string">
            <text:p>Someone perceived as aggressively imposing their <text:a xlink:href="https://en.wikipedia.org/wiki/Christian_beliefs" xlink:type="simple">Christian beliefs</text:a> upon others. The term derives from preachers thumping their hands down on the <text:a xlink:href="https://en.wikipedia.org/wiki/Bible" xlink:type="simple">Bible</text:a>, or thumping the Bible itself, to emphasize a point during a <text:a xlink:href="https://en.wikipedia.org/wiki/Sermon" xlink:type="simple">sermon</text:a>. The term's target domain is broad and can often extend to anyone engaged in a public show of religion, fundamentalist or not. The term is most commonly used in English-speaking countries.<text:a xlink:href="https://en.wikipedia.org/wiki/List_of_religious_slurs#cite_note-3" xlink:type="simple">[3]</text:a></text:p>
          </table:table-cell>
        </table:table-row>
        <table:table-row table:style-name="ro1">
          <table:table-cell table:number-columns-repeated="2"/>
        </table:table-row>
        <table:table-row table:style-name="ro5">
          <table:table-cell office:value-type="string" calcext:value-type="string">
            <text:p>Fundie</text:p>
          </table:table-cell>
          <table:table-cell table:style-name="ce2" office:value-type="string" calcext:value-type="string">
            <text:p>(US) Shortening of <text:a xlink:href="https://en.wikipedia.org/wiki/Fundamentalist" xlink:type="simple">fundamentalist</text:a>. Usually used to mean a Christian fundamentalist.<text:a xlink:href="https://en.wikipedia.org/wiki/List_of_religious_slurs#cite_note-4" xlink:type="simple">[4]</text:a></text:p>
          </table:table-cell>
        </table:table-row>
        <table:table-row table:style-name="ro1">
          <table:table-cell table:number-columns-repeated="2"/>
        </table:table-row>
        <table:table-row table:style-name="ro5">
          <table:table-cell office:value-type="string" calcext:value-type="string">
            <text:p>God botherer </text:p>
          </table:table-cell>
          <table:table-cell table:style-name="ce2" office:value-type="string" calcext:value-type="string">
            <text:p>Predominantly tagged to a Christian, usually one who openly declares their faith,<text:a xlink:href="https://en.wikipedia.org/wiki/List_of_religious_slurs#cite_note-Green2005-5" xlink:type="simple">[5]</text:a> even when unwelcome.</text:p>
          </table:table-cell>
        </table:table-row>
        <table:table-row table:style-name="ro1">
          <table:table-cell table:number-columns-repeated="2"/>
        </table:table-row>
        <table:table-row table:style-name="ro6">
          <table:table-cell table:style-name="ce3"/>
          <table:table-cell/>
        </table:table-row>
        <table:table-row table:style-name="ro7">
          <table:table-cell table:style-name="ce2" office:value-type="string" calcext:value-type="string">
            <text:p>Bible basher </text:p>
          </table:table-cell>
          <table:table-cell table:style-name="ce2" office:value-type="string" calcext:value-type="string">
            <text:p>(UK, Australia &amp; New Zealand) a Protestant, particularly one from a <text:a xlink:href="https://en.wikipedia.org/wiki/Pentecostalism" xlink:type="simple">Pentecostal</text:a> or <text:a xlink:href="https://en.wikipedia.org/wiki/Christian_fundamentalism" xlink:type="simple">fundamentalist</text:a> denomination, who believes in the fundamentalist authority of the Bible; also commonly used universally against Christians who are perceived to go out of their way to force their faith upon others.<text:a xlink:href="https://en.wikipedia.org/wiki/List_of_religious_slurs#cite_note-6" xlink:type="simple">[6]</text:a></text:p>
          </table:table-cell>
        </table:table-row>
        <table:table-row table:style-name="ro1">
          <table:table-cell table:number-columns-repeated="2"/>
        </table:table-row>
        <table:table-row table:style-name="ro8">
          <table:table-cell office:value-type="string" calcext:value-type="string">
            <text:p>Holy Roller </text:p>
          </table:table-cell>
          <table:table-cell table:style-name="ce2" office:value-type="string" calcext:value-type="string">
            <text:p>(US) an enthusiastic Protestant prone to rolling on the floor, suffering from fits or "speaking in tongues" (<text:a xlink:href="https://en.wikipedia.org/wiki/Pentecostal" xlink:type="simple">Pentecostals</text:a> during worship or prayer). The term holy roller, however, is applied to some Evangelical Protestants, especially charismatics, if they are vocal about their own religious views or critical of individuals who do not meet their moral standards. Similar to Bible thumper.<text:a xlink:href="https://en.wikipedia.org/wiki/List_of_religious_slurs#cite_note-7" xlink:type="simple">[7]</text:a></text:p>
          </table:table-cell>
        </table:table-row>
        <table:table-row table:style-name="ro1">
          <table:table-cell table:number-columns-repeated="2"/>
        </table:table-row>
        <table:table-row table:style-name="ro3">
          <table:table-cell table:style-name="ce2" office:value-type="string" calcext:value-type="string">
            <text:p>Orangie </text:p>
          </table:table-cell>
          <table:table-cell table:style-name="ce2" office:value-type="string" calcext:value-type="string">
            <text:p>(Ireland/UK) a pro-British Ulster Protestant, referring to supporters of the <text:a xlink:href="https://en.wikipedia.org/wiki/Orange_Institution" xlink:type="simple">Orange Order</text:a>.<text:a xlink:href="https://en.wikipedia.org/wiki/List_of_religious_slurs#cite_note-8" xlink:type="simple">[8]</text:a></text:p>
          </table:table-cell>
        </table:table-row>
        <table:table-row table:style-name="ro1">
          <table:table-cell table:number-columns-repeated="2"/>
        </table:table-row>
        <table:table-row table:style-name="ro9">
          <table:table-cell table:style-name="ce2" office:value-type="string" calcext:value-type="string">
            <text:p>Prod, proddy dog </text:p>
          </table:table-cell>
          <table:table-cell table:style-name="ce2" office:value-type="string" calcext:value-type="string">
            <text:p>(AUS Catholics (particularly school kids)) a Protestant, particularly a rival kid from a Protestant school. "Proddywhoddy" and "proddywoddy" are used in children's school rhymes in <text:a xlink:href="https://en.wikipedia.org/wiki/Cork_(city)" xlink:type="simple">Cork</text:a>.<text:a xlink:href="https://en.wikipedia.org/wiki/List_of_religious_slurs#cite_note-9" xlink:type="simple">[9]</text:a></text:p>
          </table:table-cell>
        </table:table-row>
        <table:table-row table:style-name="ro1">
          <table:table-cell table:number-columns-repeated="2"/>
        </table:table-row>
        <table:table-row table:style-name="ro3">
          <table:table-cell table:style-name="ce2" office:value-type="string" calcext:value-type="string">
            <text:p>Russellite </text:p>
          </table:table-cell>
          <table:table-cell table:style-name="ce2" office:value-type="string" calcext:value-type="string">
            <text:p>a Jehovah's Witness, from American religious leader <text:a xlink:href="https://en.wikipedia.org/wiki/Charles_Taze_Russell" xlink:type="simple">Charles Taze Russell</text:a>.<text:a xlink:href="https://en.wikipedia.org/wiki/List_of_religious_slurs#cite_note-10" xlink:type="simple">[10]</text:a><text:a xlink:href="https://en.wikipedia.org/wiki/List_of_religious_slurs#cite_note-11" xlink:type="simple">[11]</text:a></text:p>
          </table:table-cell>
        </table:table-row>
        <table:table-row table:style-name="ro1">
          <table:table-cell table:number-columns-repeated="2"/>
        </table:table-row>
        <table:table-row table:style-name="ro4">
          <table:table-cell office:value-type="string" calcext:value-type="string">
            <text:p>Shaker </text:p>
          </table:table-cell>
          <table:table-cell table:style-name="ce2" office:value-type="string" calcext:value-type="string">
            <text:p>(US) A member of the <text:a xlink:href="https://en.wikipedia.org/wiki/United_Society_of_Believers_in_Christ%27s_Second_Appearing" xlink:type="simple">United Society of Believers in Christ's Second Appearing</text:a>. Originated as "Shaking Quakers", in reference to their similarity to Quakers as well as their charismatic worship practices, which involved dancing, shouting, and <text:a xlink:href="https://en.wikipedia.org/wiki/Speaking_in_tongues" xlink:type="simple">speaking in tongues</text:a>. The term was originally derogatory,<text:a xlink:href="https://en.wikipedia.org/wiki/List_of_religious_slurs#cite_note-12" xlink:type="simple">[12]</text:a><text:a xlink:href="https://en.wikipedia.org/wiki/List_of_religious_slurs#cite_note-13" xlink:type="simple">[13]</text:a> but very early on was embraced and used by the Shakers themselves.<text:a xlink:href="https://en.wikipedia.org/wiki/List_of_religious_slurs#cite_note-14" xlink:type="simple">[14]</text:a></text:p>
          </table:table-cell>
        </table:table-row>
        <table:table-row table:style-name="ro1">
          <table:table-cell table:number-columns-repeated="2"/>
        </table:table-row>
        <table:table-row table:style-name="ro10">
          <table:table-cell table:style-name="ce2" office:value-type="string" calcext:value-type="string">
            <text:p>Soup-taker </text:p>
          </table:table-cell>
          <table:table-cell table:style-name="ce2" office:value-type="string" calcext:value-type="string">
            <text:p>(Ireland) a person who has sold out their beliefs, referring to the <text:a xlink:href="https://en.wikipedia.org/wiki/Irish_potato_famine" xlink:type="simple">Irish potato famine</text:a> when some Catholics converted to a Protestant faith in order to gain access to a free meal.<text:a xlink:href="https://en.wikipedia.org/wiki/List_of_religious_slurs#cite_note-15" xlink:type="simple">[15]</text:a></text:p>
          </table:table-cell>
        </table:table-row>
        <table:table-row table:style-name="ro1">
          <table:table-cell table:number-columns-repeated="2"/>
        </table:table-row>
        <table:table-row table:style-name="ro1">
          <table:table-cell table:style-name="ce2" office:value-type="string" calcext:value-type="string">
            <text:p>Spike </text:p>
          </table:table-cell>
          <table:table-cell table:style-name="ce2" office:value-type="string" calcext:value-type="string">
            <text:p>a very <text:a xlink:href="https://en.wikipedia.org/wiki/High_Church" xlink:type="simple">High Church</text:a> <text:a xlink:href="https://en.wikipedia.org/wiki/Anglican" xlink:type="simple">Anglican</text:a> or <text:a xlink:href="https://en.wikipedia.org/wiki/Anglo-Catholic" xlink:type="simple">Anglo-Catholic</text:a>.<text:a xlink:href="https://en.wikipedia.org/wiki/List_of_religious_slurs#cite_note-16" xlink:type="simple">[16]</text:a></text:p>
          </table:table-cell>
        </table:table-row>
        <table:table-row table:style-name="ro1">
          <table:table-cell table:number-columns-repeated="2"/>
        </table:table-row>
        <table:table-row table:style-name="ro6">
          <table:table-cell table:style-name="ce3"/>
          <table:table-cell/>
        </table:table-row>
        <table:table-row table:style-name="ro10">
          <table:table-cell table:style-name="ce2" office:value-type="string" calcext:value-type="string">
            <text:p><text:a xlink:href="https://en.wikipedia.org/wiki/Creeping_Jesus" xlink:type="simple">Creeping Jesus</text:a> </text:p>
          </table:table-cell>
          <table:table-cell table:style-name="ce2" office:value-type="string" calcext:value-type="string">
            <text:p>a derogative Hiberno-English term to describe a Roman Catholic seeking to make a public display of religiosity in a manner which seems hypocritical and simply for show</text:p>
          </table:table-cell>
        </table:table-row>
        <table:table-row table:style-name="ro1">
          <table:table-cell table:number-columns-repeated="2"/>
        </table:table-row>
        <table:table-row table:style-name="ro3">
          <table:table-cell table:style-name="ce2" office:value-type="string" calcext:value-type="string">
            <text:p>Left-Footer </text:p>
          </table:table-cell>
          <table:table-cell table:style-name="ce2" office:value-type="string" calcext:value-type="string">
            <text:p>(Especially Ireland and Scotland) an informal phrase for a Roman Catholic.<text:a xlink:href="https://en.wikipedia.org/wiki/List_of_religious_slurs#cite_note-17" xlink:type="simple">[17]</text:a></text:p>
          </table:table-cell>
        </table:table-row>
        <table:table-row table:style-name="ro1">
          <table:table-cell table:number-columns-repeated="2"/>
        </table:table-row>
        <table:table-row table:style-name="ro11">
          <table:table-cell office:value-type="string" calcext:value-type="string">
            <text:p>Mackerel Snapper </text:p>
          </table:table-cell>
          <table:table-cell table:style-name="ce2" office:value-type="string" calcext:value-type="string">
            <text:p>a <text:a xlink:href="https://en.wikipedia.org/wiki/Roman_Catholic" xlink:type="simple">Roman Catholic</text:a>; the term originated in the U.S. in the 1850s and refers to the custom of Friday <text:a xlink:href="https://en.wikipedia.org/wiki/Abstinence" xlink:type="simple">abstinence</text:a>.<text:a xlink:href="https://en.wikipedia.org/wiki/List_of_religious_slurs#cite_note-18" xlink:type="simple">[18]</text:a> The Friday abstinence from meat (red meat and poultry) distinguishes Catholics from other Christians, especially in <text:a xlink:href="https://en.wikipedia.org/wiki/North_America" xlink:type="simple">North America</text:a>.[<text:a xlink:href="https://en.wikipedia.org/wiki/Wikipedia:Citation_needed" xlink:type="simple">citation needed</text:a>]</text:p>
          </table:table-cell>
        </table:table-row>
        <table:table-row table:style-name="ro1">
          <table:table-cell table:number-columns-repeated="2"/>
        </table:table-row>
        <table:table-row table:style-name="ro10">
          <table:table-cell table:style-name="ce2" office:value-type="string" calcext:value-type="string">
            <text:p>Mick </text:p>
          </table:table-cell>
          <table:table-cell table:style-name="ce2" office:value-type="string" calcext:value-type="string">
            <text:p>(Australia) a Roman Catholic — usually Irish Catholic (a reference to the common "Mc'" patronymic of Irish surnames, or a <text:a xlink:href="https://en.wikipedia.org/wiki/Hypocorism" xlink:type="simple">hypocorism</text:a> of Michael)<text:a xlink:href="https://en.wikipedia.org/wiki/List_of_religious_slurs#cite_note-19" xlink:type="simple">[19]</text:a></text:p>
          </table:table-cell>
        </table:table-row>
        <table:table-row table:style-name="ro1">
          <table:table-cell table:number-columns-repeated="2"/>
        </table:table-row>
        <table:table-row table:style-name="ro5">
          <table:table-cell office:value-type="string" calcext:value-type="string">
            <text:p>Papist </text:p>
          </table:table-cell>
          <table:table-cell table:style-name="ce2" office:value-type="string" calcext:value-type="string">
            <text:p>(<text:a xlink:href="https://en.wikipedia.org/wiki/Northern_Ireland" xlink:type="simple">Northern Ireland</text:a> and <text:a xlink:href="https://en.wikipedia.org/wiki/Scottish_people" xlink:type="simple">Scottish</text:a> <text:a xlink:href="https://en.wikipedia.org/wiki/Protestants" xlink:type="simple">Protestants</text:a>) a Roman Catholic person — usually Irish Catholic.<text:a xlink:href="https://en.wikipedia.org/wiki/List_of_religious_slurs#cite_note-20" xlink:type="simple">[20]</text:a></text:p>
          </table:table-cell>
        </table:table-row>
        <table:table-row table:style-name="ro1">
          <table:table-cell table:number-columns-repeated="2"/>
        </table:table-row>
        <table:table-row table:style-name="ro5">
          <table:table-cell office:value-type="string" calcext:value-type="string">
            <text:p>Redneck </text:p>
          </table:table-cell>
          <table:table-cell table:style-name="ce2" office:value-type="string" calcext:value-type="string">
            <text:p>A derogatory <text:a xlink:href="https://en.wikipedia.org/wiki/Northern_England" xlink:type="simple">Northern English</text:a> term for a Roman Catholic, nowadays somewhat dated.<text:a xlink:href="https://en.wikipedia.org/wiki/List_of_religious_slurs#cite_note-21" xlink:type="simple">[21]</text:a></text:p>
          </table:table-cell>
        </table:table-row>
        <table:table-row table:style-name="ro1">
          <table:table-cell table:number-columns-repeated="2"/>
        </table:table-row>
        <table:table-row table:style-name="ro5">
          <table:table-cell office:value-type="string" calcext:value-type="string">
            <text:p>Taig </text:p>
          </table:table-cell>
          <table:table-cell table:style-name="ce2" office:value-type="string" calcext:value-type="string">
            <text:p>(Northern Ireland Protestants) a Catholic; from tadhg, <text:a xlink:href="https://en.wikipedia.org/wiki/Irish_language" xlink:type="simple">Irish</text:a> for "Timothy.".<text:a xlink:href="https://en.wikipedia.org/wiki/List_of_religious_slurs#cite_note-22" xlink:type="simple">[22]</text:a></text:p>
          </table:table-cell>
        </table:table-row>
        <table:table-row table:style-name="ro1">
          <table:table-cell table:number-columns-repeated="2"/>
        </table:table-row>
        <table:table-row table:style-name="ro2">
          <table:table-cell table:style-name="ce1"/>
          <table:table-cell/>
        </table:table-row>
        <table:table-row table:style-name="ro5">
          <table:table-cell table:style-name="ce2" office:value-type="string" calcext:value-type="string">
            <text:p>Abbie, Abe, <text:s/>Abie</text:p>
          </table:table-cell>
          <table:table-cell table:style-name="ce2" office:value-type="string" calcext:value-type="string">
            <text:p>(<text:a xlink:href="https://en.wikipedia.org/wiki/North_America" xlink:type="simple">North America</text:a>) a <text:a xlink:href="https://en.wikipedia.org/wiki/Jewish" xlink:type="simple">Jewish</text:a> male. From the proper name <text:a xlink:href="https://en.wikipedia.org/wiki/Abraham" xlink:type="simple">Abraham</text:a>. Originated before the 1950s.<text:a xlink:href="https://en.wikipedia.org/wiki/List_of_religious_slurs#cite_note-23" xlink:type="simple">[23]</text:a></text:p>
          </table:table-cell>
        </table:table-row>
        <table:table-row table:style-name="ro1">
          <table:table-cell table:number-columns-repeated="2"/>
        </table:table-row>
        <table:table-row table:style-name="ro3">
          <table:table-cell table:style-name="ce2" office:value-type="string" calcext:value-type="string">
            <text:p>Heeb, Hebe</text:p>
          </table:table-cell>
          <table:table-cell table:style-name="ce2" office:value-type="string" calcext:value-type="string">
            <text:p>(U.S.) offensive term for a Jew, derived from the word "<text:a xlink:href="https://en.wikipedia.org/wiki/Hebrews" xlink:type="simple">Hebrew</text:a>".<text:a xlink:href="https://en.wikipedia.org/wiki/List_of_religious_slurs#cite_note-24" xlink:type="simple">[24]</text:a><text:a xlink:href="https://en.wikipedia.org/wiki/List_of_religious_slurs#cite_note-25" xlink:type="simple">[25]</text:a></text:p>
          </table:table-cell>
        </table:table-row>
        <table:table-row table:style-name="ro1">
          <table:table-cell table:number-columns-repeated="2"/>
        </table:table-row>
        <table:table-row table:style-name="ro10">
          <table:table-cell table:style-name="ce2" office:value-type="string" calcext:value-type="string">
            <text:p>Hymie</text:p>
          </table:table-cell>
          <table:table-cell table:style-name="ce2" office:value-type="string" calcext:value-type="string">
            <text:p>A Jew, from the Hebrew Chaim ("life"). Also used in the term "Hymietown," a reference to New York, and in particular, Brooklyn, <text:a xlink:href="https://en.wikipedia.org/wiki/Hymietown" xlink:type="simple">popularized</text:a> by <text:a xlink:href="https://en.wikipedia.org/wiki/Jesse_Jackson" xlink:type="simple">Jesse Jackson</text:a>.<text:a xlink:href="https://en.wikipedia.org/wiki/List_of_religious_slurs#cite_note-26" xlink:type="simple">[26]</text:a></text:p>
          </table:table-cell>
        </table:table-row>
        <table:table-row table:style-name="ro1">
          <table:table-cell table:number-columns-repeated="2"/>
        </table:table-row>
        <table:table-row table:style-name="ro1">
          <table:table-cell table:style-name="ce2" office:value-type="string" calcext:value-type="string">
            <text:p>Ikey, ike, ik</text:p>
          </table:table-cell>
          <table:table-cell table:style-name="ce2" office:value-type="string" calcext:value-type="string">
            <text:p>a Jew [from Isaac]<text:a xlink:href="https://en.wikipedia.org/wiki/List_of_religious_slurs#cite_note-Oxford_Dictionary_of_Modern_Slang-27" xlink:type="simple">[27]</text:a></text:p>
          </table:table-cell>
        </table:table-row>
        <table:table-row table:style-name="ro1">
          <table:table-cell table:number-columns-repeated="2"/>
        </table:table-row>
        <table:table-row table:style-name="ro3">
          <table:table-cell table:style-name="ce2" office:value-type="string" calcext:value-type="string">
            <text:p>Ikey-mo, ikeymo</text:p>
          </table:table-cell>
          <table:table-cell table:style-name="ce2" office:value-type="string" calcext:value-type="string">
            <text:p>a Jew [from Isaac and Moses]<text:a xlink:href="https://en.wikipedia.org/wiki/List_of_religious_slurs#cite_note-Oxford_Dictionary_of_Modern_Slang-27" xlink:type="simple">[27]</text:a></text:p>
          </table:table-cell>
        </table:table-row>
        <table:table-row table:style-name="ro1">
          <table:table-cell table:number-columns-repeated="2"/>
        </table:table-row>
        <table:table-row table:style-name="ro12">
          <table:table-cell office:value-type="string" calcext:value-type="string">
            <text:p>Kike</text:p>
          </table:table-cell>
          <table:table-cell table:style-name="ce2" office:value-type="string" calcext:value-type="string">
            <text:p>The <text:a xlink:href="https://en.wikipedia.org/wiki/Yiddish" xlink:type="simple">Yiddish</text:a> word for "<text:a xlink:href="https://en.wikipedia.org/wiki/Circle" xlink:type="simple">circle</text:a>" is kikel (pronounced <text:a xlink:href="https://en.wikipedia.org/wiki/Help:Pronunciation_respelling_key" xlink:type="simple">ky-kul</text:a>)—<text:a xlink:href="https://en.wikipedia.org/wiki/Illiteracy" xlink:type="simple">Illiterate</text:a> Jews who entered the United States at <text:a xlink:href="https://en.wikipedia.org/wiki/Ellis_Island" xlink:type="simple">Ellis Island</text:a> signed their names with a circle instead of a <text:a xlink:href="https://en.wikipedia.org/wiki/Cross" xlink:type="simple">cross</text:a> because they associated the cross with <text:a xlink:href="https://en.wikipedia.org/wiki/Christianity" xlink:type="simple">Christianity</text:a>.<text:a xlink:href="https://en.wikipedia.org/wiki/List_of_religious_slurs#cite_note-ReferenceB-28" xlink:type="simple">[28]</text:a><text:a xlink:href="https://en.wikipedia.org/wiki/List_of_religious_slurs#cite_note-29" xlink:type="simple">[29]</text:a></text:p>
          </table:table-cell>
        </table:table-row>
        <table:table-row table:style-name="ro1">
          <table:table-cell table:number-columns-repeated="2"/>
        </table:table-row>
        <table:table-row table:style-name="ro5">
          <table:table-cell office:value-type="string" calcext:value-type="string">
            <text:p>Mocky,  moky, moxy, mockey, mockie, mocky</text:p>
          </table:table-cell>
          <table:table-cell table:style-name="ce2" office:value-type="string" calcext:value-type="string">
            <text:p>(U.S.) a Jew. First used in the 1930s, possibly from the Yiddish word makeh meaning "plague".<text:a xlink:href="https://en.wikipedia.org/wiki/List_of_religious_slurs#cite_note-OxfordEnglish1137-31" xlink:type="simple">[31]</text:a></text:p>
          </table:table-cell>
        </table:table-row>
        <table:table-row table:style-name="ro1">
          <table:table-cell table:number-columns-repeated="2"/>
        </table:table-row>
        <table:table-row table:style-name="ro3">
          <table:table-cell table:style-name="ce2" office:value-type="string" calcext:value-type="string">
            <text:p>Mock, moch</text:p>
          </table:table-cell>
          <table:table-cell table:style-name="ce2" office:value-type="string" calcext:value-type="string">
            <text:p>(U.S.) a Jew [first used in the 1960s as an abbreviated form of mocky (q.v.)]<text:a xlink:href="https://en.wikipedia.org/wiki/List_of_religious_slurs#cite_note-Oxford_Dictionary_of_Modern_Slang-27" xlink:type="simple">[27]</text:a></text:p>
          </table:table-cell>
        </table:table-row>
        <table:table-row table:style-name="ro1">
          <table:table-cell table:number-columns-repeated="2"/>
        </table:table-row>
        <table:table-row table:style-name="ro3">
          <table:table-cell table:style-name="ce2" office:value-type="string" calcext:value-type="string">
            <text:p>Red Sea pedestrian</text:p>
          </table:table-cell>
          <table:table-cell table:style-name="ce2" office:value-type="string" calcext:value-type="string">
            <text:p>(mainly Australian) a Jew, from the story of Moses leading the Jewish people out of Egypt.<text:a xlink:href="https://en.wikipedia.org/wiki/List_of_religious_slurs#cite_note-32" xlink:type="simple">[32]</text:a></text:p>
          </table:table-cell>
        </table:table-row>
        <table:table-row table:style-name="ro1">
          <table:table-cell table:number-columns-repeated="2"/>
        </table:table-row>
        <table:table-row table:style-name="ro3">
          <table:table-cell table:style-name="ce2" office:value-type="string" calcext:value-type="string">
            <text:p>Sheeny</text:p>
          </table:table-cell>
          <table:table-cell table:style-name="ce2" office:value-type="string" calcext:value-type="string">
            <text:p>From Yiddish "shaine" or German "schön" meaning "beautiful."<text:a xlink:href="https://en.wikipedia.org/wiki/List_of_religious_slurs#cite_note-33" xlink:type="simple">[33]</text:a></text:p>
          </table:table-cell>
        </table:table-row>
        <table:table-row table:style-name="ro1">
          <table:table-cell table:number-columns-repeated="2"/>
        </table:table-row>
        <table:table-row table:style-name="ro1">
          <table:table-cell office:value-type="string" calcext:value-type="string">
            <text:p>Shylock</text:p>
          </table:table-cell>
          <table:table-cell table:style-name="ce2" office:value-type="string" calcext:value-type="string">
            <text:p>Comes from Shakespeare's play "<text:a xlink:href="https://en.wikipedia.org/wiki/Merchant_of_Venice" xlink:type="simple">Merchant of Venice</text:a>".<text:a xlink:href="https://en.wikipedia.org/wiki/List_of_religious_slurs#cite_note-34" xlink:type="simple">[34]</text:a></text:p>
          </table:table-cell>
        </table:table-row>
        <table:table-row table:style-name="ro1">
          <table:table-cell table:number-columns-repeated="2"/>
        </table:table-row>
        <table:table-row table:style-name="ro1">
          <table:table-cell office:value-type="string" calcext:value-type="string">
            <text:p>Yid</text:p>
          </table:table-cell>
          <table:table-cell table:style-name="ce2" office:value-type="string" calcext:value-type="string">
            <text:p>Yiddish word for Jew.<text:a xlink:href="https://en.wikipedia.org/wiki/List_of_religious_slurs#cite_note-35" xlink:type="simple">[35]</text:a></text:p>
          </table:table-cell>
        </table:table-row>
        <table:table-row table:style-name="ro1">
          <table:table-cell table:number-columns-repeated="2"/>
        </table:table-row>
        <table:table-row table:style-name="ro2">
          <table:table-cell table:style-name="ce1"/>
          <table:table-cell/>
        </table:table-row>
        <table:table-row table:style-name="ro1">
          <table:table-cell table:style-name="ce2" office:value-type="string" calcext:value-type="string">
            <text:p>Mussie</text:p>
          </table:table-cell>
          <table:table-cell table:style-name="ce2" office:value-type="string" calcext:value-type="string">
            <text:p>Corruption of the word "Muslim".<text:a xlink:href="https://en.wikipedia.org/wiki/List_of_religious_slurs#cite_note-36" xlink:type="simple">[36]</text:a></text:p>
          </table:table-cell>
        </table:table-row>
        <table:table-row table:style-name="ro1">
          <table:table-cell table:number-columns-repeated="2"/>
        </table:table-row>
        <table:table-row table:style-name="ro3">
          <table:table-cell table:style-name="ce2" office:value-type="string" calcext:value-type="string">
            <text:p>Quran thumper </text:p>
          </table:table-cell>
          <table:table-cell table:style-name="ce2" office:value-type="string" calcext:value-type="string">
            <text:p>An excessively zealous Muslim<text:a xlink:href="https://en.wikipedia.org/wiki/List_of_religious_slurs#cite_note-37" xlink:type="simple">[37]</text:a></text:p>
          </table:table-cell>
        </table:table-row>
        <table:table-row table:style-name="ro1">
          <table:table-cell table:number-columns-repeated="2"/>
        </table:table-row>
        <table:table-row table:style-name="ro11">
          <table:table-cell office:value-type="string" calcext:value-type="string">
            <text:p>Hajji, Haji, <text:s/>Hodgie</text:p>
          </table:table-cell>
          <table:table-cell table:style-name="ce2" office:value-type="string" calcext:value-type="string">
            <text:p>Originated as military slang, now commonly used by non-military personnel to refer to Muslims or Middle Easterners in general. Originating from the word <text:a xlink:href="https://en.wikipedia.org/wiki/Hajji" xlink:type="simple">Hajji</text:a>, an honorific title for Muslims who successfully completed the <text:a xlink:href="https://en.wikipedia.org/wiki/Hajj" xlink:type="simple">Hajj</text:a> to Mecca.<text:a xlink:href="https://en.wikipedia.org/wiki/List_of_religious_slurs#cite_note-38" xlink:type="simple">[38]</text:a></text:p>
          </table:table-cell>
        </table:table-row>
        <table:table-row table:style-name="ro1">
          <table:table-cell table:number-columns-repeated="2"/>
        </table:table-row>
        <table:table-row table:style-name="ro2">
          <table:table-cell table:style-name="ce1"/>
          <table:table-cell/>
        </table:table-row>
        <table:table-row table:style-name="ro9">
          <table:table-cell table:style-name="ce2" office:value-type="string" calcext:value-type="string">
            <text:p>Towelhead, Raghead</text:p>
          </table:table-cell>
          <table:table-cell table:style-name="ce2" office:value-type="string" calcext:value-type="string">
            <text:p>(US) In reference to <text:a xlink:href="https://en.wikipedia.org/wiki/Sikh" xlink:type="simple">Sikh</text:a> headgear (usually <text:a xlink:href="https://en.wikipedia.org/wiki/Turban" xlink:type="simple">turbans</text:a>), often used in the mistaken belief Sihks are connected to <text:a xlink:href="https://en.wikipedia.org/wiki/Islamic_terrorism" xlink:type="simple">Islamic terrorism</text:a>.<text:a xlink:href="https://en.wikipedia.org/wiki/List_of_religious_slurs#cite_note-SidhuGohil2016-39" xlink:type="simple">[39]</text:a> Also used against anyone wearing turbans or <text:a xlink:href="https://en.wikipedia.org/wiki/Keffiyeh" xlink:type="simple">keffiyehs</text:a>.<text:a xlink:href="https://en.wikipedia.org/wiki/List_of_religious_slurs#cite_note-Stevenson2010-40" xlink:type="simple">[40]</text:a></text:p>
          </table:table-cell>
        </table:table-row>
        <table:table-row table:style-name="ro1">
          <table:table-cell table:number-columns-repeated="2"/>
        </table:table-row>
        <table:table-row table:style-name="ro2">
          <table:table-cell table:style-name="ce1"/>
          <table:table-cell/>
        </table:table-row>
        <table:table-row table:style-name="ro12">
          <table:table-cell office:value-type="string" calcext:value-type="string">
            <text:p>Majoos, Magi</text:p>
          </table:table-cell>
          <table:table-cell table:style-name="ce2" office:value-type="string" calcext:value-type="string">
            <text:p>Arabs and Muslims, especially <text:a xlink:href="https://en.wikipedia.org/wiki/Sunni_Muslims" xlink:type="simple">Sunni Muslims</text:a>, use slurs against <text:a xlink:href="https://en.wikipedia.org/wiki/Persian_people" xlink:type="simple">Persians</text:a> and <text:a xlink:href="https://en.wikipedia.org/wiki/Shiites" xlink:type="simple">Shiites</text:a> by calling them "majoos" or "<text:a xlink:href="https://en.wikipedia.org/wiki/Majus" xlink:type="simple">majus</text:a>" (Arabic: مجوس) which means "fire worshipers", <text:a xlink:href="https://en.wikipedia.org/wiki/Zoroastrians" xlink:type="simple">Zoroastrians</text:a> or <text:a xlink:href="https://en.wikipedia.org/wiki/Magi" xlink:type="simple">Magi</text:a>.</text:p>
          </table:table-cell>
        </table:table-row>
        <table:table-row table:style-name="ro1">
          <table:table-cell table:number-columns-repeated="2"/>
        </table:table-row>
        <table:table-row table:style-name="ro2">
          <table:table-cell table:style-name="ce1"/>
          <table:table-cell/>
        </table:table-row>
        <table:table-row table:style-name="ro10">
          <table:table-cell table:style-name="ce2" office:value-type="string" calcext:value-type="string">
            <text:p>Clam, clamhead</text:p>
          </table:table-cell>
          <table:table-cell table:style-name="ce2" office:value-type="string" calcext:value-type="string">
            <text:p>a <text:a xlink:href="https://en.wikipedia.org/wiki/Scientologist" xlink:type="simple">Scientologist</text:a>, referring to a passage about clam <text:a xlink:href="https://en.wikipedia.org/wiki/Engram_(Dianetics)" xlink:type="simple">engrams</text:a> in <text:a xlink:href="https://en.wikipedia.org/wiki/L._Ron_Hubbard" xlink:type="simple">L. Ron Hubbard</text:a>'s 1952 book, What To Audit, later renamed The History Of Man.<text:a xlink:href="https://en.wikipedia.org/wiki/List_of_religious_slurs#cite_note-41" xlink:type="simple">[41]</text:a>[<text:a xlink:href="https://en.wikipedia.org/wiki/Wikipedia:Identifying_reliable_sources" xlink:type="simple">unreliable source?</text:a>]</text:p>
          </table:table-cell>
        </table:table-row>
        <table:table-row table:style-name="ro1">
          <table:table-cell table:number-columns-repeated="2"/>
        </table:table-row>
        <table:table-row table:style-name="ro2">
          <table:table-cell table:style-name="ce1"/>
          <table:table-cell/>
        </table:table-row>
        <table:table-row table:style-name="ro1">
          <table:table-cell office:value-type="string" calcext:value-type="string">
            <text:p>Goy </text:p>
          </table:table-cell>
          <table:table-cell table:style-name="ce2" office:value-type="string" calcext:value-type="string">
            <text:p>a Jewish term for a <text:a xlink:href="https://en.wikipedia.org/wiki/Gentile" xlink:type="simple">Gentile</text:a><text:a xlink:href="https://en.wikipedia.org/wiki/List_of_religious_slurs#cite_note-42" xlink:type="simple">[42]</text:a></text:p>
          </table:table-cell>
        </table:table-row>
        <table:table-row table:style-name="ro1">
          <table:table-cell table:number-columns-repeated="2"/>
        </table:table-row>
        <table:table-row table:style-name="ro5">
          <table:table-cell office:value-type="string" calcext:value-type="string">
            <text:p>Infidel </text:p>
          </table:table-cell>
          <table:table-cell table:style-name="ce2" office:value-type="string" calcext:value-type="string">
            <text:p>a term used by Christians/Muslims for a non-Christian/Muslim.<text:a xlink:href="https://en.wikipedia.org/wiki/List_of_religious_slurs#cite_note-IESS-43" xlink:type="simple">[43]</text:a></text:p>
          </table:table-cell>
        </table:table-row>
        <table:table-row table:style-name="ro1">
          <table:table-cell table:number-columns-repeated="2"/>
        </table:table-row>
        <table:table-row table:style-name="ro13">
          <table:table-cell office:value-type="string" calcext:value-type="string">
            <text:p>Jack Mormon </text:p>
          </table:table-cell>
          <table:table-cell table:style-name="ce2" office:value-type="string" calcext:value-type="string">
            <text:p>(Western U.S.) either a non-faithful <text:a xlink:href="https://en.wikipedia.org/wiki/The_Church_of_Jesus_Christ_of_Latter-day_Saints" xlink:type="simple">LDS</text:a> person or a non-Mormon altogether. Jack Mormon is usually used by non-Mormons to describe Mormons that do not follow the Word of Wisdom (dietary and health practices that exclude the use of tobacco or alcohol) and by Mormons to describe members that do not sufficiently follow practices. It is also used by Mormons to describe those who were Mormon but remain friendly to the Church. It may be applied to ex-Mormons who have repudiated the Church and its teachings but that is a rare usage.<text:a xlink:href="https://en.wikipedia.org/wiki/List_of_religious_slurs#cite_note-44" xlink:type="simple">[44]</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14:07:57.6002397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17:17.346625031</meta:creation-date>
    <dc:date>2017-05-17T14:24:46.166104115</dc:date>
    <meta:editing-duration>PT7M50S</meta:editing-duration>
    <meta:editing-cycles>3</meta:editing-cycles>
    <meta:generator>LibreOffice/5.1.6.2$Linux_X86_64 LibreOffice_project/10m0$Build-2</meta:generator>
    <meta:document-statistic meta:table-count="1" meta:cell-count="80" meta:object-count="0"/>
  </office:meta>
</office:document-meta>
</file>